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Kit</text:p>
          </table:table-cell>
          <table:table-cell table:style-name="ce4" office:value-type="string" calcext:value-type="string">
            <text:p>Engine</text:p>
          </table:table-cell>
          <table:table-cell table:style-name="ce4" office:value-type="string" calcext:value-type="string">
            <text:p>Insert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Function / Description</text:p>
          </table:table-cell>
          <table:table-cell table:style-name="ce4" table:number-columns-repeated="1016"/>
        </table:table-row>
        <table:table-row table:style-name="ro1">
          <table:table-cell table:style-name="ce1"/>
          <table:table-cell table:style-name="ce4" table:number-columns-repeated="1023"/>
        </table:table-row>
        <table:table-row table:style-name="ro1">
          <table:table-cell table:number-columns-repeated="7"/>
          <table:table-cell table:style-name="ce3" table:number-columns-repeated="1017"/>
        </table:table-row>
        <table:table-row table:style-name="ro1">
          <table:table-cell table:number-columns-repeated="7"/>
          <table:table-cell table:style-name="ce4" office:value-type="string" calcext:value-type="string">
            <text:p>Top level contro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,32,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36-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Vector control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, 14-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, 14-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Main part contro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36-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,2,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Controll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-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000-640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Instrument edit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Kit edit window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3"/>
          <table:table-cell table:style-name="ce6" office:value-type="string" calcext:value-type="string">
            <text:p>For controls 8 to 24 kit number is OR’d with 3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AddSynth main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AddSynth voice window – voice numbers 0 to 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8192-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-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192-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SubSynth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table:style-name="ce3" table:formula="of:=-64-63" office:value-type="float" office:value="-127" calcext:value-type="float">
            <text:p>-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Harmonics inser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PadSynth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nverse half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Oscillators window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192 + (0 to 7) for AddSynth voice modulato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2 for PadSyn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lmt, Clip, Asym2, Pow2, Sgm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Cos, Sin, Lsh, 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Harmonics ins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Resonance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Graph Ins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6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LFO inse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Engine is 192 + (0 to 7) for AddSynth voice modulato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2 for PadSyn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1 is Frequency LFO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2 is Filter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.0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Filter parameters ins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Formant edi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Envelope inser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1 is Frequency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2 is Filter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3 is Bandwidth envelope (SubSynth only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Freem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add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delete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Sustain limited by number of actual poi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Insertion Effect Selecto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2-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System Effect Selecto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Se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om (engine) effect to (control) effec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Effect Inser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241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For insertion effects part number is 242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Normal part effects are numbers 0 to 6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/>
          <table:table-cell table:style-name="Default"/>
          <table:table-cell/>
          <table:table-cell office:value-type="string" calcext:value-type="string">
            <text:p>Kit numbers are 128 + (0 to 8) for actual effect types – 0 is no effec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6"/>
        </table:table-row>
        <table:table-row table:style-name="ro1" table:number-rows-repeated="10481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21:10:04.553696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7-31T21:38:49.863248957</dc:date>
    <meta:editing-duration>P1DT16M11S</meta:editing-duration>
    <meta:editing-cycles>112</meta:editing-cycles>
    <meta:generator>LibreOffice/5.1.4.2$Linux_X86_64 LibreOffice_project/10m0$Build-2</meta:generator>
    <meta:document-statistic meta:table-count="1" meta:cell-count="2488" meta:object-count="0"/>
  </office:meta>
</office:document-meta>
</file>